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59.9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51.4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11.98mm"/>
    </style:style>
    <style:style style:name="co17" style:family="table-column">
      <style:table-column-properties fo:break-before="auto" style:column-width="60.73mm"/>
    </style:style>
    <style:style style:name="co18" style:family="table-column">
      <style:table-column-properties fo:break-before="auto" style:column-width="50.64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72.97mm"/>
    </style:style>
    <style:style style:name="co21" style:family="table-column">
      <style:table-column-properties fo:break-before="auto" style:column-width="63.71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padding="0.49mm"/>
      <style:paragraph-properties fo:text-align="center" fo:margin-left="0mm"/>
      <style:text-properties style:font-name="Roboto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A1:Data.AMJ1048576">
        <office:forms form:automatic-focus="false" form:apply-design-mode="false"/>
        <table:table-column table:style-name="co16" table:default-cell-style-name="Default"/>
        <table:table-column table:style-name="co17" table:default-cell-style-name="ce1"/>
        <table:table-column table:style-name="co3" table:number-columns-repeated="2" table:default-cell-style-name="ce1"/>
        <table:table-column table:style-name="co18" table:default-cell-style-name="ce1"/>
        <table:table-column table:style-name="co3" table:number-columns-repeated="4" table:default-cell-style-name="ce1"/>
        <table:table-column table:style-name="co3" table:default-cell-style-name="Default"/>
        <table:table-column table:style-name="co3" table:number-columns-repeated="1011" table:default-cell-style-name="ce1"/>
        <table:table-row table:style-name="ro1">
          <table:table-cell office:value-type="string" calcext:value-type="string">
            <text:p>_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kj</text:p>
          </table:table-cell>
          <table:table-cell table:style-name="ce7" office:value-type="string" calcext:value-type="string">
            <text:p>pl</text:p>
          </table:table-cell>
          <table:table-cell table:number-columns-repeated="3" table:style-name="ce7" office:value-type="string" calcext:value-type="string">
            <text:p>Tags</text:p>
          </table:table-cell>
          <table:table-cell table:style-name="ce7" office:value-type="string" calcext:value-type="string">
            <text:p>Cheese</text:p>
          </table:table-cell>
          <table:table-cell table:style-name="ce7" office:value-type="string" calcext:value-type="string">
            <text:p>Dairy</text:p>
          </table:table-cell>
          <table:table-cell table:style-name="ce7" office:value-type="string" calcext:value-type="string">
            <text:p>Soup</text:p>
          </table:table-cell>
          <table:table-cell table:style-name="ce7" office:value-type="string" calcext:value-type="string">
            <text:p>Nuts</text:p>
          </table:table-cell>
          <table:table-cell table:style-name="ce7" office:value-type="string" calcext:value-type="string">
            <text:p>Bread</text:p>
          </table:table-cell>
          <table:table-cell table:style-name="ce7" office:value-type="string" calcext:value-type="string">
            <text:p>Sweets</text:p>
          </table:table-cell>
          <table:table-cell table:style-name="ce7" office:value-type="string" calcext:value-type="string">
            <text:p>Vegetarian</text:p>
          </table:table-cell>
          <table:table-cell table:style-name="ce7" office:value-type="string" calcext:value-type="string">
            <text:p>Mexican</text:p>
          </table:table-cell>
          <table:table-cell table:style-name="ce7" office:value-type="string" calcext:value-type="string">
            <text:p>Spicy</text:p>
          </table:table-cell>
          <table:table-cell table:style-name="ce7" office:value-type="string" calcext:value-type="string">
            <text:p>Fish</text:p>
          </table:table-cell>
          <table:table-cell table:style-name="ce7" office:value-type="string" calcext:value-type="string">
            <text:p>Meat</text:p>
          </table:table-cell>
          <table:table-cell table:style-name="ce7" office:value-type="string" calcext:value-type="string">
            <text:p>Drink</text:p>
          </table:table-cell>
          <table:table-cell table:style-name="ce7" office:value-type="string" calcext:value-type="string">
            <text:p>Chicken</text:p>
          </table:table-cell>
          <table:table-cell table:style-name="ce7" office:value-type="string" calcext:value-type="string">
            <text:p>Fruits</text:p>
          </table:table-cell>
          <table:table-cell table:style-name="ce7" office:value-type="string" calcext:value-type="string">
            <text:p>Italian</text:p>
          </table:table-cell>
          <table:table-cell table:style-name="ce7" office:value-type="string" calcext:value-type="string">
            <text:p>Chinese</text:p>
          </table:table-cell>
          <table:table-cell table:number-columns-repeated="3"/>
          <table:table-cell office:value-type="float" office:value="4.184" calcext:value-type="float">
            <text:p>4,184</text:p>
          </table:table-cell>
          <table:table-cell table:style-name="ce4" office:value-type="string" calcext:value-type="string">
            <text:p>Kcal / kj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float" office:value="57" calcext:value-type="float">
            <text:p>57</text:p>
          </table:table-cell>
          <table:table-cell table:formula="of:=[Data.C2]/100*[Data.$AB$1]" office:value-type="float" office:value="2.38488" calcext:value-type="float">
            <text:p>2,38488</text:p>
          </table:table-cell>
          <table:table-cell office:value-type="string" calcext:value-type="string">
            <text:p>Jabłko (świeże)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float" office:value="160" calcext:value-type="float">
            <text:p>160</text:p>
          </table:table-cell>
          <table:table-cell table:formula="of:=[Data.C3]/100*[Data.$AB$1]" office:value-type="float" office:value="6.6944" calcext:value-type="float">
            <text:p>6,6944</text:p>
          </table:table-cell>
          <table:table-cell office:value-type="string" calcext:value-type="string">
            <text:p>Awokado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office:value-type="float" office:value="541" calcext:value-type="float">
            <text:p>541</text:p>
          </table:table-cell>
          <table:table-cell table:formula="of:=[Data.C4]/100*[Data.$AB$1]" office:value-type="float" office:value="22.63544" calcext:value-type="float">
            <text:p>22,63544</text:p>
          </table:table-cell>
          <table:table-cell table:style-name="ce10" office:value-type="string" calcext:value-type="string">
            <text:p>Boczek wieprzowy (smażony)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office:value-type="float" office:value="132" calcext:value-type="float">
            <text:p>132</text:p>
          </table:table-cell>
          <table:table-cell table:formula="of:=[Data.C5]/100*[Data.$AB$1]" office:value-type="float" office:value="5.52288" calcext:value-type="float">
            <text:p>5,52288</text:p>
          </table:table-cell>
          <table:table-cell table:style-name="ce10" office:value-type="string" calcext:value-type="string">
            <text:p>Fasolka po bretońsku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picy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float" office:value="89" calcext:value-type="float">
            <text:p>89</text:p>
          </table:table-cell>
          <table:table-cell table:formula="of:=[Data.C6]/100*[Data.$AB$1]" office:value-type="float" office:value="3.72376" calcext:value-type="float">
            <text:p>3,72376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float" office:value="43" calcext:value-type="float">
            <text:p>43</text:p>
          </table:table-cell>
          <table:table-cell table:formula="of:=[Data.C7]/100*[Data.$AB$1]" office:value-type="float" office:value="1.79912" calcext:value-type="float">
            <text:p>1,79912</text:p>
          </table:table-cell>
          <table:table-cell office:value-type="string" calcext:value-type="string">
            <text:p>Piwo</text:p>
          </table:table-cell>
          <table:table-cell office:value-type="string" calcext:value-type="string">
            <text:p>Drink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Breaded chicken strips</text:p>
          </table:table-cell>
          <table:table-cell office:value-type="float" office:value="268" calcext:value-type="float">
            <text:p>268</text:p>
          </table:table-cell>
          <table:table-cell table:formula="of:=[Data.C8]/100*[Data.$AB$1]" office:value-type="float" office:value="11.21312" calcext:value-type="float">
            <text:p>11,21312</text:p>
          </table:table-cell>
          <table:table-cell table:style-name="ce10" office:value-type="string" calcext:value-type="string">
            <text:p>Kurczak w panierc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 office:value-type="float" office:value="179" calcext:value-type="float">
            <text:p>179</text:p>
          </table:table-cell>
          <table:table-cell table:formula="of:=[Data.C9]/100*[Data.$AB$1]" office:value-type="float" office:value="7.48936" calcext:value-type="float">
            <text:p>7,48936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office:value-type="float" office:value="753" calcext:value-type="float">
            <text:p>753</text:p>
          </table:table-cell>
          <table:table-cell table:formula="of:=[Data.C10]/100*[Data.$AB$1]" office:value-type="float" office:value="31.50552" calcext:value-type="float">
            <text:p>31,50552</text:p>
          </table:table-cell>
          <table:table-cell table:style-name="ce10" office:value-type="string" calcext:value-type="string">
            <text:p>Masło 83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office:value-type="float" office:value="16" calcext:value-type="float">
            <text:p>16</text:p>
          </table:table-cell>
          <table:table-cell table:formula="of:=[Data.C11]/100*[Data.$AB$1]" office:value-type="float" office:value="0.66944" calcext:value-type="float">
            <text:p>0,66944</text:p>
          </table:table-cell>
          <table:table-cell table:style-name="ce10" office:value-type="string" calcext:value-type="string">
            <text:p>Kapuśniak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office:value-type="float" office:value="379" calcext:value-type="float">
            <text:p>379</text:p>
          </table:table-cell>
          <table:table-cell table:formula="of:=[Data.C12]/100*[Data.$AB$1]" office:value-type="float" office:value="15.85736" calcext:value-type="float">
            <text:p>15,85736</text:p>
          </table:table-cell>
          <table:table-cell table:style-name="ce10" office:value-type="string" calcext:value-type="string">
            <text:p>Płatki zbożowe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 office:value-type="float" office:value="265" calcext:value-type="float">
            <text:p>265</text:p>
          </table:table-cell>
          <table:table-cell table:formula="of:=[Data.C13]/100*[Data.$AB$1]" office:value-type="float" office:value="11.0876" calcext:value-type="float">
            <text:p>11,0876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float" office:value="50" calcext:value-type="float">
            <text:p>50</text:p>
          </table:table-cell>
          <table:table-cell table:formula="of:=[Data.C14]/100*[Data.$AB$1]" office:value-type="float" office:value="2.092" calcext:value-type="float">
            <text:p>2,092</text:p>
          </table:table-cell>
          <table:table-cell office:value-type="string" calcext:value-type="string">
            <text:p>Rosół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cke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 office:value-type="float" office:value="107" calcext:value-type="float">
            <text:p>107</text:p>
          </table:table-cell>
          <table:table-cell table:formula="of:=[Data.C15]/100*[Data.$AB$1]" office:value-type="float" office:value="4.47688" calcext:value-type="float">
            <text:p>4,47688</text:p>
          </table:table-cell>
          <table:table-cell office:value-type="string" calcext:value-type="string">
            <text:p>Chili con carne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float" office:value="509" calcext:value-type="float">
            <text:p>509</text:p>
          </table:table-cell>
          <table:table-cell table:formula="of:=[Data.C16]/100*[Data.$AB$1]" office:value-type="float" office:value="21.29656" calcext:value-type="float">
            <text:p>21,29656</text:p>
          </table:table-cell>
          <table:table-cell office:value-type="string" calcext:value-type="string">
            <text:p>Czekolada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oleslaw salad</text:p>
          </table:table-cell>
          <table:table-cell office:value-type="float" office:value="67" calcext:value-type="float">
            <text:p>67</text:p>
          </table:table-cell>
          <table:table-cell table:formula="of:=[Data.C17]/100*[Data.$AB$1]" office:value-type="float" office:value="2.80328" calcext:value-type="float">
            <text:p>2,80328</text:p>
          </table:table-cell>
          <table:table-cell table:style-name="ce10" office:value-type="string" calcext:value-type="string">
            <text:p>Surówka Colesław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ream soup with white vegetable</text:p>
          </table:table-cell>
          <table:table-cell office:value-type="float" office:value="55" calcext:value-type="float">
            <text:p>55</text:p>
          </table:table-cell>
          <table:table-cell table:formula="of:=[Data.C18]/100*[Data.$AB$1]" office:value-type="float" office:value="2.3012" calcext:value-type="float">
            <text:p>2,3012</text:p>
          </table:table-cell>
          <table:table-cell table:style-name="ce10" office:value-type="string" calcext:value-type="string">
            <text:p>Zupa krem z białych warzyw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float" office:value="452" calcext:value-type="float">
            <text:p>452</text:p>
          </table:table-cell>
          <table:table-cell table:formula="of:=[Data.C19]/100*[Data.$AB$1]" office:value-type="float" office:value="18.91168" calcext:value-type="float">
            <text:p>18,91168</text:p>
          </table:table-cell>
          <table:table-cell office:value-type="string" calcext:value-type="string">
            <text:p>Pączek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float" office:value="282" calcext:value-type="float">
            <text:p>282</text:p>
          </table:table-cell>
          <table:table-cell table:formula="of:=[Data.C20]/100*[Data.$AB$1]" office:value-type="float" office:value="11.79888" calcext:value-type="float">
            <text:p>11,79888</text:p>
          </table:table-cell>
          <table:table-cell office:value-type="string" calcext:value-type="string">
            <text:p>Daktyle suszone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French baguette</text:p>
          </table:table-cell>
          <table:table-cell office:value-type="float" office:value="217" calcext:value-type="float">
            <text:p>217</text:p>
          </table:table-cell>
          <table:table-cell table:formula="of:=[Data.C21]/100*[Data.$AB$1]" office:value-type="float" office:value="9.07928" calcext:value-type="float">
            <text:p>9,07928</text:p>
          </table:table-cell>
          <table:table-cell office:value-type="string" calcext:value-type="string">
            <text:p>Bagietka francus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office:value-type="float" office:value="84" calcext:value-type="float">
            <text:p>84</text:p>
          </table:table-cell>
          <table:table-cell table:formula="of:=[Data.C22]/100*[Data.$AB$1]" office:value-type="float" office:value="3.51456" calcext:value-type="float">
            <text:p>3,51456</text:p>
          </table:table-cell>
          <table:table-cell table:style-name="ce10" office:value-type="string" calcext:value-type="string">
            <text:p>Buraczki zasmażan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float" office:value="356" calcext:value-type="float">
            <text:p>356</text:p>
          </table:table-cell>
          <table:table-cell table:formula="of:=[Data.C23]/100*[Data.$AB$1]" office:value-type="float" office:value="14.89504" calcext:value-type="float">
            <text:p>14,89504</text:p>
          </table:table-cell>
          <table:table-cell office:value-type="string" calcext:value-type="string">
            <text:p>Ser Goud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oulash soup</text:p>
          </table:table-cell>
          <table:table-cell office:value-type="float" office:value="51" calcext:value-type="float">
            <text:p>51</text:p>
          </table:table-cell>
          <table:table-cell table:formula="of:=[Data.C24]/100*[Data.$AB$1]" office:value-type="float" office:value="2.13384" calcext:value-type="float">
            <text:p>2,13384</text:p>
          </table:table-cell>
          <table:table-cell office:value-type="string" calcext:value-type="string">
            <text:p>Zupa gulasz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Green olives (pickled)</text:p>
          </table:table-cell>
          <table:table-cell office:value-type="float" office:value="145" calcext:value-type="float">
            <text:p>145</text:p>
          </table:table-cell>
          <table:table-cell table:formula="of:=[Data.C25]/100*[Data.$AB$1]" office:value-type="float" office:value="6.0668" calcext:value-type="float">
            <text:p>6,0668</text:p>
          </table:table-cell>
          <table:table-cell office:value-type="string" calcext:value-type="string">
            <text:p>Zielone oliwki (marynowane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Groat</text:p>
          </table:table-cell>
          <table:table-cell office:value-type="float" office:value="62" calcext:value-type="float">
            <text:p>62</text:p>
          </table:table-cell>
          <table:table-cell table:formula="of:=[Data.C26]/100*[Data.$AB$1]" office:value-type="float" office:value="2.59408" calcext:value-type="float">
            <text:p>2,59408</text:p>
          </table:table-cell>
          <table:table-cell office:value-type="string" calcext:value-type="string">
            <text:p>Kasza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Hamburger</text:p>
          </table:table-cell>
          <table:table-cell table:style-name="ce10" office:value-type="float" office:value="255" calcext:value-type="float">
            <text:p>255</text:p>
          </table:table-cell>
          <table:table-cell table:formula="of:=[Data.C27]/100*[Data.$AB$1]" office:value-type="float" office:value="10.6692" calcext:value-type="float">
            <text:p>10,6692</text:p>
          </table:table-cell>
          <table:table-cell table:style-name="ce10" office:value-type="string" calcext:value-type="string">
            <text:p>Hamburg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ard-boiled egg</text:p>
          </table:table-cell>
          <table:table-cell office:value-type="float" office:value="155" calcext:value-type="float">
            <text:p>155</text:p>
          </table:table-cell>
          <table:table-cell table:formula="of:=[Data.C28]/100*[Data.$AB$1]" office:value-type="float" office:value="6.4852" calcext:value-type="float">
            <text:p>6,4852</text:p>
          </table:table-cell>
          <table:table-cell office:value-type="string" calcext:value-type="string">
            <text:p>Jajko na twardo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office:value-type="float" office:value="155" calcext:value-type="float">
            <text:p>155</text:p>
          </table:table-cell>
          <table:table-cell table:formula="of:=[Data.C29]/100*[Data.$AB$1]" office:value-type="float" office:value="6.4852" calcext:value-type="float">
            <text:p>6,4852</text:p>
          </table:table-cell>
          <table:table-cell table:style-name="ce10" office:value-type="string" calcext:value-type="string">
            <text:p>Lody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 office:value-type="float" office:value="202" calcext:value-type="float">
            <text:p>202</text:p>
          </table:table-cell>
          <table:table-cell table:formula="of:=[Data.C30]/100*[Data.$AB$1]" office:value-type="float" office:value="8.45168" calcext:value-type="float">
            <text:p>8,45168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 office:value-type="float" office:value="61" calcext:value-type="float">
            <text:p>61</text:p>
          </table:table-cell>
          <table:table-cell table:formula="of:=[Data.C31]/100*[Data.$AB$1]" office:value-type="float" office:value="2.55224" calcext:value-type="float">
            <text:p>2,55224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Lasagna</text:p>
          </table:table-cell>
          <table:table-cell office:value-type="float" office:value="134" calcext:value-type="float">
            <text:p>134</text:p>
          </table:table-cell>
          <table:table-cell table:formula="of:=[Data.C32]/100*[Data.$AB$1]" office:value-type="float" office:value="5.60656" calcext:value-type="float">
            <text:p>5,60656</text:p>
          </table:table-cell>
          <table:table-cell table:style-name="ce10" office:value-type="string" calcext:value-type="string">
            <text:p>Lasagn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Itali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Mashed potatoes</text:p>
          </table:table-cell>
          <table:table-cell office:value-type="float" office:value="92" calcext:value-type="float">
            <text:p>92</text:p>
          </table:table-cell>
          <table:table-cell table:formula="of:=[Data.C33]/100*[Data.$AB$1]" office:value-type="float" office:value="3.84928" calcext:value-type="float">
            <text:p>3,84928</text:p>
          </table:table-cell>
          <table:table-cell office:value-type="string" calcext:value-type="string">
            <text:p>Ziemniaki gotowane – pure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float" office:value="50" calcext:value-type="float">
            <text:p>50</text:p>
          </table:table-cell>
          <table:table-cell table:formula="of:=[Data.C34]/100*[Data.$AB$1]" office:value-type="float" office:value="2.092" calcext:value-type="float">
            <text:p>2,092</text:p>
          </table:table-cell>
          <table:table-cell office:value-type="string" calcext:value-type="string">
            <text:p>Mleko 2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ozzarella cheese</text:p>
          </table:table-cell>
          <table:table-cell office:value-type="float" office:value="248" calcext:value-type="float">
            <text:p>248</text:p>
          </table:table-cell>
          <table:table-cell table:formula="of:=[Data.C35]/100*[Data.$AB$1]" office:value-type="float" office:value="10.37632" calcext:value-type="float">
            <text:p>10,37632</text:p>
          </table:table-cell>
          <table:table-cell table:style-name="ce10" office:value-type="string" calcext:value-type="string">
            <text:p>Ser Mozzarell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office:value-type="float" office:value="427" calcext:value-type="float">
            <text:p>427</text:p>
          </table:table-cell>
          <table:table-cell table:formula="of:=[Data.C36]/100*[Data.$AB$1]" office:value-type="float" office:value="17.86568" calcext:value-type="float">
            <text:p>17,86568</text:p>
          </table:table-cell>
          <table:table-cell table:style-name="ce10" office:value-type="string" calcext:value-type="string">
            <text:p>Babeczka (Muffin)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float" office:value="332" calcext:value-type="float">
            <text:p>332</text:p>
          </table:table-cell>
          <table:table-cell table:formula="of:=[Data.C37]/100*[Data.$AB$1]" office:value-type="float" office:value="13.89088" calcext:value-type="float">
            <text:p>13,89088</text:p>
          </table:table-cell>
          <table:table-cell office:value-type="string" calcext:value-type="string">
            <text:p>Krążki cebul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float" office:value="144" calcext:value-type="float">
            <text:p>144</text:p>
          </table:table-cell>
          <table:table-cell table:formula="of:=[Data.C38]/100*[Data.$AB$1]" office:value-type="float" office:value="6.02496" calcext:value-type="float">
            <text:p>6,02496</text:p>
          </table:table-cell>
          <table:table-cell office:value-type="string" calcext:value-type="string">
            <text:p>Makaro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Pea soup</text:p>
          </table:table-cell>
          <table:table-cell office:value-type="float" office:value="61" calcext:value-type="float">
            <text:p>61</text:p>
          </table:table-cell>
          <table:table-cell table:formula="of:=[Data.C39]/100*[Data.$AB$1]" office:value-type="float" office:value="2.55224" calcext:value-type="float">
            <text:p>2,55224</text:p>
          </table:table-cell>
          <table:table-cell office:value-type="string" calcext:value-type="string">
            <text:p>Zupa groch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office:value-type="float" office:value="567" calcext:value-type="float">
            <text:p>567</text:p>
          </table:table-cell>
          <table:table-cell table:formula="of:=[Data.C40]/100*[Data.$AB$1]" office:value-type="float" office:value="23.72328" calcext:value-type="float">
            <text:p>23,72328</text:p>
          </table:table-cell>
          <table:table-cell table:style-name="ce10" office:value-type="string" calcext:value-type="string">
            <text:p>Orzechy ziemn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float" office:value="46" calcext:value-type="float">
            <text:p>46</text:p>
          </table:table-cell>
          <table:table-cell table:formula="of:=[Data.C41]/100*[Data.$AB$1]" office:value-type="float" office:value="1.92464" calcext:value-type="float">
            <text:p>1,92464</text:p>
          </table:table-cell>
          <table:table-cell office:value-type="string" calcext:value-type="string">
            <text:p>Zupa Pho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float" office:value="24" calcext:value-type="float">
            <text:p>24</text:p>
          </table:table-cell>
          <table:table-cell table:formula="of:=[Data.C42]/100*[Data.$AB$1]" office:value-type="float" office:value="1.00416" calcext:value-type="float">
            <text:p>1,00416</text:p>
          </table:table-cell>
          <table:table-cell office:value-type="string" calcext:value-type="string">
            <text:p>Ogórki konserw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Pizza</text:p>
          </table:table-cell>
          <table:table-cell office:value-type="float" office:value="223" calcext:value-type="float">
            <text:p>223</text:p>
          </table:table-cell>
          <table:table-cell table:formula="of:=[Data.C43]/100*[Data.$AB$1]" office:value-type="float" office:value="9.33032" calcext:value-type="float">
            <text:p>9,33032</text:p>
          </table:table-cell>
          <table:table-cell table:style-name="ce10" office:value-type="string" calcext:value-type="string">
            <text:p>Pizz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Popcorn</text:p>
          </table:table-cell>
          <table:table-cell office:value-type="float" office:value="480" calcext:value-type="float">
            <text:p>480</text:p>
          </table:table-cell>
          <table:table-cell table:formula="of:=[Data.C44]/100*[Data.$AB$1]" office:value-type="float" office:value="20.0832" calcext:value-type="float">
            <text:p>20,0832</text:p>
          </table:table-cell>
          <table:table-cell table:style-name="ce10" office:value-type="string" calcext:value-type="string">
            <text:p>Popcorn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office:value-type="float" office:value="253" calcext:value-type="float">
            <text:p>253</text:p>
          </table:table-cell>
          <table:table-cell table:formula="of:=[Data.C45]/100*[Data.$AB$1]" office:value-type="float" office:value="10.58552" calcext:value-type="float">
            <text:p>10,58552</text:p>
          </table:table-cell>
          <table:table-cell table:style-name="ce10" office:value-type="string" calcext:value-type="string">
            <text:p>Szynka wieprzowa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office:value-type="float" office:value="333" calcext:value-type="float">
            <text:p>333</text:p>
          </table:table-cell>
          <table:table-cell table:formula="of:=[Data.C46]/100*[Data.$AB$1]" office:value-type="float" office:value="13.93272" calcext:value-type="float">
            <text:p>13,93272</text:p>
          </table:table-cell>
          <table:table-cell table:style-name="ce10" office:value-type="string" calcext:value-type="string">
            <text:p>Czerwona fasola (surowa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Rice</text:p>
          </table:table-cell>
          <table:table-cell office:value-type="float" office:value="115" calcext:value-type="float">
            <text:p>115</text:p>
          </table:table-cell>
          <table:table-cell table:formula="of:=[Data.C47]/100*[Data.$AB$1]" office:value-type="float" office:value="4.8116" calcext:value-type="float">
            <text:p>4,8116</text:p>
          </table:table-cell>
          <table:table-cell table:style-name="ce10" office:value-type="string" calcext:value-type="string">
            <text:p>Ryż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float" office:value="234" calcext:value-type="float">
            <text:p>234</text:p>
          </table:table-cell>
          <table:table-cell table:formula="of:=[Data.C48]/100*[Data.$AB$1]" office:value-type="float" office:value="9.79056" calcext:value-type="float">
            <text:p>9,79056</text:p>
          </table:table-cell>
          <table:table-cell office:value-type="string" calcext:value-type="string">
            <text:p>Karczek pieczony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float" office:value="149" calcext:value-type="float">
            <text:p>149</text:p>
          </table:table-cell>
          <table:table-cell table:formula="of:=[Data.C49]/100*[Data.$AB$1]" office:value-type="float" office:value="6.23416" calcext:value-type="float">
            <text:p>6,23416</text:p>
          </table:table-cell>
          <table:table-cell office:value-type="string" calcext:value-type="string">
            <text:p>Jajecznica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float" office:value="32" calcext:value-type="float">
            <text:p>32</text:p>
          </table:table-cell>
          <table:table-cell table:formula="of:=[Data.C50]/100*[Data.$AB$1]" office:value-type="float" office:value="1.33888" calcext:value-type="float">
            <text:p>1,33888</text:p>
          </table:table-cell>
          <table:table-cell office:value-type="string" calcext:value-type="string">
            <text:p>Truskawsk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ushi</text:p>
          </table:table-cell>
          <table:table-cell office:value-type="float" office:value="160" calcext:value-type="float">
            <text:p>160</text:p>
          </table:table-cell>
          <table:table-cell table:formula="of:=[Data.C51]/100*[Data.$AB$1]" office:value-type="float" office:value="6.6944" calcext:value-type="float">
            <text:p>6,6944</text:p>
          </table:table-cell>
          <table:table-cell table:style-name="ce10" office:value-type="string" calcext:value-type="string">
            <text:p>Sushi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float" office:value="360" calcext:value-type="float">
            <text:p>360</text:p>
          </table:table-cell>
          <table:table-cell table:formula="of:=[Data.C52]/100*[Data.$AB$1]" office:value-type="float" office:value="15.0624" calcext:value-type="float">
            <text:p>15,0624</text:p>
          </table:table-cell>
          <table:table-cell office:value-type="string" calcext:value-type="string">
            <text:p>Słodka buł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Swiss cheese</text:p>
          </table:table-cell>
          <table:table-cell office:value-type="float" office:value="265" calcext:value-type="float">
            <text:p>265</text:p>
          </table:table-cell>
          <table:table-cell table:formula="of:=[Data.C53]/100*[Data.$AB$1]" office:value-type="float" office:value="11.0876" calcext:value-type="float">
            <text:p>11,0876</text:p>
          </table:table-cell>
          <table:table-cell office:value-type="string" calcext:value-type="string">
            <text:p>Ser szwajcarski Camembe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office:value-type="float" office:value="173" calcext:value-type="float">
            <text:p>173</text:p>
          </table:table-cell>
          <table:table-cell table:formula="of:=[Data.C54]/100*[Data.$AB$1]" office:value-type="float" office:value="7.23832" calcext:value-type="float">
            <text:p>7,23832</text:p>
          </table:table-cell>
          <table:table-cell table:style-name="ce10" office:value-type="string" calcext:value-type="string">
            <text:p>Taco z wołowiną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office:value-type="float" office:value="130" calcext:value-type="float">
            <text:p>130</text:p>
          </table:table-cell>
          <table:table-cell table:formula="of:=[Data.C55]/100*[Data.$AB$1]" office:value-type="float" office:value="5.4392" calcext:value-type="float">
            <text:p>5,4392</text:p>
          </table:table-cell>
          <table:table-cell table:style-name="ce10" office:value-type="string" calcext:value-type="string">
            <text:p>Tofu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float" office:value="18" calcext:value-type="float">
            <text:p>18</text:p>
          </table:table-cell>
          <table:table-cell table:formula="of:=[Data.C56]/100*[Data.$AB$1]" office:value-type="float" office:value="0.75312" calcext:value-type="float">
            <text:p>0,75312</text:p>
          </table:table-cell>
          <table:table-cell office:value-type="string" calcext:value-type="string">
            <text:p>Pomidor (świeży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office:value-type="float" office:value="125" calcext:value-type="float">
            <text:p>125</text:p>
          </table:table-cell>
          <table:table-cell table:formula="of:=[Data.C57]/100*[Data.$AB$1]" office:value-type="float" office:value="5.23" calcext:value-type="float">
            <text:p>5,23</text:p>
          </table:table-cell>
          <table:table-cell table:style-name="ce10" office:value-type="string" calcext:value-type="string">
            <text:p>Sałatka z tuńczykiem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float" office:value="231" calcext:value-type="float">
            <text:p>231</text:p>
          </table:table-cell>
          <table:table-cell table:formula="of:=[Data.C58]/100*[Data.$AB$1]" office:value-type="float" office:value="9.66504" calcext:value-type="float">
            <text:p>9,66504</text:p>
          </table:table-cell>
          <table:table-cell office:value-type="string" calcext:value-type="string">
            <text:p>Wódka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float" office:value="30" calcext:value-type="float">
            <text:p>30</text:p>
          </table:table-cell>
          <table:table-cell table:formula="of:=[Data.C59]/100*[Data.$AB$1]" office:value-type="float" office:value="1.2552" calcext:value-type="float">
            <text:p>1,2552</text:p>
          </table:table-cell>
          <table:table-cell office:value-type="string" calcext:value-type="string">
            <text:p>Arbuz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float" office:value="262" calcext:value-type="float">
            <text:p>262</text:p>
          </table:table-cell>
          <table:table-cell table:formula="of:=[Data.C60]/100*[Data.$AB$1]" office:value-type="float" office:value="10.96208" calcext:value-type="float">
            <text:p>10,96208</text:p>
          </table:table-cell>
          <table:table-cell office:value-type="string" calcext:value-type="string">
            <text:p>Chleb pszenn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office:value-type="float" office:value="23" calcext:value-type="float">
            <text:p>23</text:p>
          </table:table-cell>
          <table:table-cell table:formula="of:=[Data.C61]/100*[Data.$AB$1]" office:value-type="float" office:value="0.96232" calcext:value-type="float">
            <text:p>0,96232</text:p>
          </table:table-cell>
          <table:table-cell table:style-name="ce10" office:value-type="string" calcext:value-type="string">
            <text:p>Barszcz biały</text:p>
          </table:table-cell>
          <table:table-cell office:value-type="string" calcext:value-type="string">
            <text:p>Soup</text:p>
          </table:table-cell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office:value-type="float" office:value="265" calcext:value-type="float">
            <text:p>265</text:p>
          </table:table-cell>
          <table:table-cell table:formula="of:=[Data.C62]/100*[Data.$AB$1]" office:value-type="float" office:value="11.0876" calcext:value-type="float">
            <text:p>11,0876</text:p>
          </table:table-cell>
          <table:table-cell table:style-name="ce10" office:value-type="string" calcext:value-type="string">
            <text:p>Ser biały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float" office:value="83" calcext:value-type="float">
            <text:p>83</text:p>
          </table:table-cell>
          <table:table-cell table:formula="of:=[Data.C63]/100*[Data.$AB$1]" office:value-type="float" office:value="3.47272" calcext:value-type="float">
            <text:p>3,47272</text:p>
          </table:table-cell>
          <table:table-cell office:value-type="string" calcext:value-type="string">
            <text:p>Wino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float" office:value="62" calcext:value-type="float">
            <text:p>62</text:p>
          </table:table-cell>
          <table:table-cell table:formula="of:=[Data.C64]/100*[Data.$AB$1]" office:value-type="float" office:value="2.59408" calcext:value-type="float">
            <text:p>2,59408</text:p>
          </table:table-cell>
          <table:table-cell office:value-type="string" calcext:value-type="string">
            <text:p>Jogurt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 table:number-rows-repeated="1048511">
          <table:table-cell table:number-columns-repeated="1021"/>
        </table:table-row>
        <table:table-row table:style-name="ro1">
          <table:table-cell/>
          <table:table-cell table:style-name="Default" table:number-columns-repeated="7"/>
          <table:table-cell table:number-columns-repeated="1013"/>
        </table:table-row>
      </table:table>
      <table:table table:name="Ingredient_tag_joint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ce5"/>
        <table:table-column table:style-name="co6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TAG_ID</text:p>
          </table:table-cell>
          <table:table-cell office:value-type="string" calcext:value-type="string">
            <text:p>INGREDIENT_TYPE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Ingredients_templat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IMAGE_URI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ENERGY_DENSITY_AMOU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8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635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22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23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9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readed chicken strip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13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89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505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9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57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76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96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oleslaw sal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03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ream soup with white vegetabl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11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798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rench baguett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079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14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895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oulash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33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een olives (pickled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6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oa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Hamburg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6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Hard-boiled egg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51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Lasagn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06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ashed potato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49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ozzarella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76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65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890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24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ea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723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2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4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izz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30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Popcor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08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85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932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Ric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1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90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4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38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ushi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6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wiss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38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3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3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665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62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72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</table:table>
      <table:table table:name="Tags" table:style-name="ta1">
        <office:forms form:automatic-focus="false" form:apply-design-mode="false"/>
        <table:table-column table:style-name="co14" table:default-cell-style-name="Default"/>
        <table:table-column table:style-name="co3" table:default-cell-style-name="ce5"/>
        <table:table-column table:style-name="co15" table:default-cell-style-name="ce5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en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r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e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etari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xic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c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ui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li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nese</text:p>
          </table:table-cell>
          <table:table-cell/>
        </table:table-row>
      </table:table>
      <table:table table:name="I18N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"/>
        <table:table-column table:style-name="co21" table:default-cell-style-name="ce7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string" calcext:value-type="string">
            <text:p>Jabłko (śwież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wok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table:style-name="ce10" office:value-type="string" calcext:value-type="string">
            <text:p>Boczek wieprzowy (smażon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table:style-name="ce10" office:value-type="string" calcext:value-type="string">
            <text:p>Fasolka po bretońsk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Piw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Breaded chicken strips</text:p>
          </table:table-cell>
          <table:table-cell table:style-name="ce10" office:value-type="string" calcext:value-type="string">
            <text:p>Kurczak w panier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rri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table:style-name="ce10" office:value-type="string" calcext:value-type="string">
            <text:p>Masło 8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table:style-name="ce10" office:value-type="string" calcext:value-type="string">
            <text:p>Kapuśni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table:style-name="ce10" office:value-type="string" calcext:value-type="string">
            <text:p>Płatki zbożow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heesebur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Rosó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hili con car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zekol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oleslaw salad</text:p>
          </table:table-cell>
          <table:table-cell table:style-name="ce10" office:value-type="string" calcext:value-type="string">
            <text:p>Surówka Colesła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ream soup with white vegetable</text:p>
          </table:table-cell>
          <table:table-cell table:style-name="ce10" office:value-type="string" calcext:value-type="string">
            <text:p>Zupa krem z białych warzy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ącze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string" calcext:value-type="string">
            <text:p>Daktyle susz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French baguette</text:p>
          </table:table-cell>
          <table:table-cell office:value-type="string" calcext:value-type="string">
            <text:p>Bagietka francusk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table:style-name="ce10" office:value-type="string" calcext:value-type="string">
            <text:p>Buraczki zasmaża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string" calcext:value-type="string">
            <text:p>Ser Gou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oulash soup</text:p>
          </table:table-cell>
          <table:table-cell office:value-type="string" calcext:value-type="string">
            <text:p>Zupa gulaszo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Green olives (pickled)</text:p>
          </table:table-cell>
          <table:table-cell office:value-type="string" calcext:value-type="string">
            <text:p>Zielone oliwki (marynowan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Groat</text:p>
          </table:table-cell>
          <table:table-cell office:value-type="string" calcext:value-type="string">
            <text:p>Kasz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10" office:value-type="string" calcext:value-type="string">
            <text:p>Hamburg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ard-boiled egg</text:p>
          </table:table-cell>
          <table:table-cell office:value-type="string" calcext:value-type="string">
            <text:p>Jajko na twar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table:style-name="ce10" office:value-type="string" calcext:value-type="string">
            <text:p>Lod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Keba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iw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Lasagna</text:p>
          </table:table-cell>
          <table:table-cell table:style-name="ce10" office:value-type="string" calcext:value-type="string">
            <text:p>Lasagn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Mashed potatoes</text:p>
          </table:table-cell>
          <table:table-cell office:value-type="string" calcext:value-type="string">
            <text:p>Ziemniaki gotowane – pure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string" calcext:value-type="string">
            <text:p>Mleko 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ozzarella cheese</text:p>
          </table:table-cell>
          <table:table-cell table:style-name="ce10" office:value-type="string" calcext:value-type="string">
            <text:p>Ser Mozzarel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table:style-name="ce10" office:value-type="string" calcext:value-type="string">
            <text:p>Babeczka (Muffin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string" calcext:value-type="string">
            <text:p>Krążki cebulow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Makar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Pea soup</text:p>
          </table:table-cell>
          <table:table-cell office:value-type="string" calcext:value-type="string">
            <text:p>Zupa grochow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table:style-name="ce10" office:value-type="string" calcext:value-type="string">
            <text:p>Orzechy ziem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string" calcext:value-type="string">
            <text:p>Zupa Ph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Ogórki konserwow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10" office:value-type="string" calcext:value-type="string">
            <text:p>Pizz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10" office:value-type="string" calcext:value-type="string">
            <text:p>Popcor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table:style-name="ce10" office:value-type="string" calcext:value-type="string">
            <text:p>Szynka wieprzow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table:style-name="ce10" office:value-type="string" calcext:value-type="string">
            <text:p>Czerwona fasola (surowa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Rice</text:p>
          </table:table-cell>
          <table:table-cell table:style-name="ce10" office:value-type="string" calcext:value-type="string">
            <text:p>Ryż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string" calcext:value-type="string">
            <text:p>Karczek pieczon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string" calcext:value-type="string">
            <text:p>Jajecznic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Truskawsk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10" office:value-type="string" calcext:value-type="string">
            <text:p>Sus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string" calcext:value-type="string">
            <text:p>Słodka bułk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Swiss cheese</text:p>
          </table:table-cell>
          <table:table-cell office:value-type="string" calcext:value-type="string">
            <text:p>Ser szwajcarski Camembe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table:style-name="ce10" office:value-type="string" calcext:value-type="string">
            <text:p>Taco z wołowiną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table:style-name="ce10" office:value-type="string" calcext:value-type="string">
            <text:p>Tofu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string" calcext:value-type="string">
            <text:p>Pomidor (śwież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table:style-name="ce10" office:value-type="string" calcext:value-type="string">
            <text:p>Sałatka z tuńczykie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Wódk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rbu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string" calcext:value-type="string">
            <text:p>Chleb pszenn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table:style-name="ce10" office:value-type="string" calcext:value-type="string">
            <text:p>Barszcz biał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table:style-name="ce10" office:value-type="string" calcext:value-type="string">
            <text:p>Ser biał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string" calcext:value-type="string">
            <text:p>Jogu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Mlecz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Zup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zech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eczyw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Słodycz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Wegetariański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Meksykańsk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Ost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ię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Drin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rcza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Owoc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Włosk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ńszczyzna</text:p>
          </table:table-cell>
        </table:table-row>
      </table:table>
      <table:named-expressions/>
      <table:database-ranges>
        <table:database-range table:name="__Anonymous_Sheet_DB__0" table:target-range-address="Data.A1:Data.X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23:54:19.4280364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9:43:58.705784664</meta:creation-date>
    <dc:date>2017-03-11T23:56:38.099676123</dc:date>
    <meta:editing-duration>PT3H9M47S</meta:editing-duration>
    <meta:editing-cycles>45</meta:editing-cycles>
    <meta:generator>LibreOffice/5.3.0.3$Linux_X86_64 LibreOffice_project/30m0$Build-3</meta:generator>
    <meta:document-statistic meta:table-count="5" meta:cell-count="1499" meta:object-count="0"/>
  </office:meta>
</office:document-meta>
</file>